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20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/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4" table:default-cell-style-name="ce1"/>
        <table:table-column table:style-name="co1" table:number-columns-repeated="1006" table:default-cell-style-name="Default"/>
        <table:table-row table:style-name="ro1">
          <table:table-cell table:style-name="ce2" office:value-type="string" calcext:value-type="string">
            <text:p>customer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beverage</text:p>
          </table:table-cell>
          <table:table-cell table:style-name="ce2" office:value-type="string" calcext:value-type="string">
            <text:p>LG</text:p>
          </table:table-cell>
          <table:table-cell table:style-name="ce2" office:value-type="string" calcext:value-type="string">
            <text:p>substance</text:p>
          </table:table-cell>
          <table:table-cell table:style-name="ce2" office:value-type="string" calcext:value-type="string">
            <text:p>wl1</text:p>
          </table:table-cell>
          <table:table-cell table:style-name="ce2" office:value-type="string" calcext:value-type="string">
            <text:p>wl2</text:p>
          </table:table-cell>
          <table:table-cell table:style-name="ce2" office:value-type="string" calcext:value-type="string">
            <text:p>wl3</text:p>
          </table:table-cell>
          <table:table-cell table:style-name="ce2" office:value-type="string" calcext:value-type="string">
            <text:p>wl4</text:p>
          </table:table-cell>
          <table:table-cell table:style-name="ce2" office:value-type="string" calcext:value-type="string">
            <text:p>ncomp</text:p>
          </table:table-cell>
          <table:table-cell table:style-name="ce2" office:value-type="string" calcext:value-type="string">
            <text:p>spc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n1</text:p>
          </table:table-cell>
          <table:table-cell table:style-name="ce2" office:value-type="string" calcext:value-type="string">
            <text:p>n2</text:p>
          </table:table-cell>
          <table:table-cell table:style-name="ce2" office:value-type="string" calcext:value-type="string">
            <text:p>seg</text:p>
          </table:table-cell>
          <table:table-cell table:style-name="ce2" office:value-type="string" calcext:value-type="string">
            <text:p>Slope</text:p>
          </table:table-cell>
          <table:table-cell table:style-name="ce2" office:value-type="string" calcext:value-type="string">
            <text:p>subse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herry_Cok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herry_Cok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5" calcext:value-type="float">
            <text:p>21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erry_Coke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erry_Coke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S2A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erry_Coke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S2B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ca_Col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ca_Col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oca_Col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ca_Col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S2</text:p>
          </table:table-cell>
          <table:table-cell office:value-type="float" office:value="245" calcext:value-type="float">
            <text:p>245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Ligh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Ligh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oke_Ligh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Light_koffeinfrei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25" calcext:value-type="float">
            <text:p>22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:33,39: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Vanill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5" calcext:value-type="float">
            <text:p>215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3F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ke_Zero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60" calcext:value-type="float">
            <text:p>260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_koffeinfrei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25" calcext:value-type="float">
            <text:p>22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:33,39: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esulfam</text:p>
          </table:table-cell>
          <table:table-cell office:value-type="float" office:value="210" calcext:value-type="float">
            <text:p>21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1K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TA</text:p>
          </table:table-cell>
          <table:table-cell office:value-type="float" office:value="200" calcext:value-type="float">
            <text:p>200</text:p>
          </table:table-cell>
          <table:table-cell office:value-type="float" office:value="260" calcext:value-type="float">
            <text:p>260</text:p>
          </table:table-cell>
          <table:table-cell office:value-type="float" office:value="290" calcext:value-type="float">
            <text:p>290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Orang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60" calcext:value-type="float">
            <text:p>260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:11,14:3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Orange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zzoMi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194" calcext:value-type="float">
            <text:p>194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enzoicacid</text:p>
          </table:table-cell>
          <table:table-cell office:value-type="float" office:value="194" calcext:value-type="float">
            <text:p>194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orbicacid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4,13-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enzoicacid</text:p>
          </table:table-cell>
          <table:table-cell office:value-type="float" office:value="220" calcext:value-type="float">
            <text:p>220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-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lend</text:p>
          </table:table-cell>
          <table:table-cell office:value-type="float" office:value="210" calcext:value-type="float">
            <text:p>210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lavor</text:p>
          </table:table-cell>
          <table:table-cell office:value-type="float" office:value="325" calcext:value-type="float">
            <text:p>325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ubyRed</text:p>
          </table:table-cell>
          <table:table-cell office:value-type="float" office:value="295" calcext:value-type="float">
            <text:p>2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orbicacid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esulfam</text:p>
          </table:table-cell>
          <table:table-cell office:value-type="float" office:value="225" calcext:value-type="float">
            <text:p>225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0968043" calcext:value-type="float">
            <text:p>0,0968043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enzoicacid</text:p>
          </table:table-cell>
          <table:table-cell office:value-type="float" office:value="205" calcext:value-type="float">
            <text:p>205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7.1695295" calcext:value-type="float">
            <text:p>7,1695295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lend</text:p>
          </table:table-cell>
          <table:table-cell office:value-type="float" office:value="200" calcext:value-type="float">
            <text:p>200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itrusFlavor</text:p>
          </table:table-cell>
          <table:table-cell office:value-type="float" office:value="305" calcext:value-type="float">
            <text:p>305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loud</text:p>
          </table:table-cell>
          <table:table-cell office:value-type="float" office:value="320" calcext:value-type="float">
            <text:p>320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.441649" calcext:value-type="float">
            <text:p>3,441649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orbicacid</text:p>
          </table:table-cell>
          <table:table-cell office:value-type="float" office:value="240" calcext:value-type="float">
            <text:p>240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.290617" calcext:value-type="float">
            <text:p>4,290617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ropicalFlavor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ri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26" calcext:value-type="float">
            <text:p>226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rite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TA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W_Lem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W_Lem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S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esulfam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320" calcext:value-type="float">
            <text:p>320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esulfam</text:p>
          </table:table-cell>
          <table:table-cell office:value-type="float" office:value="205" calcext:value-type="float">
            <text:p>20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spartam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05" calcext:value-type="float">
            <text:p>205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3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id</text:p>
          </table:table-cell>
          <table:table-cell office:value-type="float" office:value="215" calcext:value-type="float">
            <text:p>21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3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20" calcext:value-type="float">
            <text:p>22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Orange_3p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esulfam</text:p>
          </table:table-cell>
          <table:table-cell office:value-type="float" office:value="220" calcext:value-type="float">
            <text:p>22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Orange_3p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Orange_3p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Titration</text:p>
          </table:table-cell>
          <table:table-cell office:value-type="float" office:value="250" calcext:value-type="float">
            <text:p>25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Cherr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35" calcext:value-type="float">
            <text:p>235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Cherr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Cherr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Cherr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A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05" calcext:value-type="float">
            <text:p>20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60" calcext:value-type="float">
            <text:p>260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A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irind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irind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irind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irind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A</text:p>
          </table:table-cell>
          <table:table-cell office:value-type="float" office:value="210" calcext:value-type="float">
            <text:p>21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195" calcext:value-type="float">
            <text:p>195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10" calcext:value-type="float">
            <text:p>21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06" calcext:value-type="float">
            <text:p>206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03" calcext:value-type="float">
            <text:p>203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00" calcext:value-type="float">
            <text:p>20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13" calcext:value-type="float">
            <text:p>213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13" calcext:value-type="float">
            <text:p>213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Twi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Koffein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A</text:p>
          </table:table-cell>
          <table:table-cell office:value-type="float" office:value="279" calcext:value-type="float">
            <text:p>279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Ohne_Zuck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79" calcext:value-type="float">
            <text:p>279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Ohne_Zucker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05" calcext:value-type="float">
            <text:p>205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evenU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15" calcext:value-type="float">
            <text:p>215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evenU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</table:table>
      <table:named-expressions/>
      <table:database-ranges>
        <table:database-range table:name="__Anonymous_Sheet_DB__0" table:target-range-address="Sheet1.A1:Sheet1.R97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meta:initial-creator>TJL</meta:initial-creator>
    <meta:creation-date>2016-08-18T13:39:56Z</meta:creation-date>
    <dc:date>2022-07-20T14:53:39.296000000</dc:date>
    <meta:editing-duration>PT1M20S</meta:editing-duration>
    <meta:editing-cycles>1</meta:editing-cycles>
    <meta:document-statistic meta:table-count="1" meta:cell-count="1746" meta:object-count="0"/>
  </office:meta>
</office:document-meta>
</file>